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45pt"/>
    </style:style>
    <style:style style:name="co3" style:family="table-column">
      <style:table-column-properties fo:break-before="auto" style:column-width="127.5pt"/>
    </style:style>
    <style:style style:name="co4" style:family="table-column">
      <style:table-column-properties fo:break-before="auto" style:column-width="129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style:font-name="Arial Black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  <style:text-properties style:text-outline="false" style:text-line-through-style="none" style:text-line-through-type="none" style:font-name="Arial Black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nux Biolinum G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Persamaan a+2b+3c+4d=3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arilah a,b,c,d dengan menggunakan algoritma genetika (GA)</text:p>
          </table:table-cell>
          <table:table-cell table:style-name="ce1" table:number-columns-repeated="4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ersamaa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um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*1</text:p>
          </table:table-cell>
          <table:table-cell table:formula="of:=[.E9]*[.B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*2</text:p>
          </table:table-cell>
          <table:table-cell table:formula="of:=[.E10]*[.B1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*3</text:p>
          </table:table-cell>
          <table:table-cell table:formula="of:=[.E11]*[.B1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ungsi fitnes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*4</text:p>
          </table:table-cell>
          <table:table-cell table:formula="of:=[.B12]*[.E1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9]+[.D10]+[.D11]+[.D1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isih/lebih</text:p>
          </table:table-cell>
          <table:table-cell table:formula="of:=[.D15]-[.D13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IMELDA DWI ARDIYANA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A11.2018.1159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A11.4623</text:p>
          </table:table-cell>
          <table:table-cell table:number-columns-repeated="5"/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>
            <text:p>MATKUL</text:p>
          </table:table-cell>
          <table:table-cell table:style-name="ce3" office:value-type="string" calcext:value-type="string">
            <text:p>KECERDASAN BUATA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1. Pembentukan chromosome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2. Inisialisasi 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3. Evaluasi Chromosome 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4. Seleksi Chromosome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5. Crosover 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6. Mutasi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04:52:13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13:36:13.777000000</meta:creation-date>
    <dc:date>2021-07-04T05:23:57.861000000</dc:date>
    <meta:editing-duration>PT1H45M28S</meta:editing-duration>
    <meta:editing-cycles>3</meta:editing-cycles>
    <meta:generator>Neat_Office/6.2.8.2$Windows_x86 LibreOffice_project/</meta:generator>
    <meta:document-statistic meta:table-count="1" meta:cell-count="42" meta:object-count="0"/>
  </office:meta>
</office:document-meta>
</file>